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text-properties officeooo:rsid="0015c104" officeooo:paragraph-rsid="0015c104"/>
    </style:style>
    <style:style style:name="P5" style:family="paragraph" style:parent-style-name="normal">
      <style:paragraph-properties fo:line-height="115%"/>
      <style:text-properties officeooo:rsid="00178bdb" officeooo:paragraph-rsid="00178bdb"/>
    </style:style>
    <style:style style:name="P6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7" style:family="paragraph" style:parent-style-name="normal" style:list-style-name="WWNum1">
      <style:paragraph-properties fo:margin-left="1.27cm" fo:margin-right="0cm" fo:text-indent="-0.635cm" style:auto-text-indent="false"/>
      <style:text-properties officeooo:rsid="00178bdb" officeooo:paragraph-rsid="00178bdb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/>
      <style:text-properties officeooo:rsid="0015c104" officeooo:paragraph-rsid="0015c104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paragraph-rsid="00186562"/>
    </style:style>
    <style:style style:name="P11" style:family="paragraph" style:parent-style-name="normal" style:master-page-name="Standard">
      <style:paragraph-properties fo:text-align="center" style:justify-single-word="false" style:page-number="1"/>
      <style:text-properties officeooo:rsid="00140937" officeooo:paragraph-rsid="00140937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5c104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officeooo:rsid="00140937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fo:font-size="12pt" fo:font-weight="bold" style:font-size-asian="12pt" style:font-weight-asian="bold" style:font-size-complex="12pt"/>
    </style:style>
    <style:style style:name="T8" style:family="text">
      <style:text-properties officeooo:rsid="0015c104"/>
    </style:style>
    <style:style style:name="T9" style:family="text">
      <style:text-properties officeooo:rsid="00186562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Alisson Gabriel Santana</text:span></text:p>
      <text:p text:style-name="P1"><text:span text:style-name="T2">(</text:span><text:span text:style-name="T3">43</text:span><text:span text:style-name="T2">) </text:span><text:span text:style-name="T3">99642</text:span><text:span text:style-name="T2">-</text:span><text:span text:style-name="T3">7713</text:span></text:p>
      <text:p text:style-name="P1"><text:span text:style-name="T5">alisson.gabriel.santana</text:span><text:a xlink:type="simple" xlink:href="mailto:seumelhoremail@xx.com" text:style-name="Default_20_Style" text:visited-style-name="Default_20_Style"><text:span text:style-name="T4">@</text:span></text:a><text:a xlink:type="simple" xlink:href="mailto:seumelhoremail@xx.com" text:style-name="Default_20_Style" text:visited-style-name="Default_20_Style"><text:span text:style-name="T5">escola</text:span></text:a><text:a xlink:type="simple" xlink:href="mailto:seumelhoremail@xx.com" text:style-name="Default_20_Style" text:visited-style-name="Default_20_Style"><text:span text:style-name="T4">.</text:span></text:a><text:a xlink:type="simple" xlink:href="mailto:seumelhoremail@xx.com" text:style-name="Default_20_Style" text:visited-style-name="Default_20_Style"><text:span text:style-name="T5">pr.gov.br</text:span></text:a></text:p>
      <text:p text:style-name="normal"><draw:rect text:anchor-type="as-char" style:rel-width="100%" draw:z-index="0" draw:style-name="gr1" draw:text-style-name="P12" svg:width="16.511cm" svg:height="0.054cm"><text:p/></draw:rect></text:p>
      <text:p text:style-name="P2"/>
      <text:p text:style-name="P3"><text:span text:style-name="T6">OBJETIVO</text:span></text:p>
      <text:p text:style-name="P5">Tenho como objetivo trabalhar em equipe e com pessoas com sonhos e objetivos longos iguais a mim que possa prosperar ao longo do tempo. Ter a carreira profissional boa e como sempre sonhei.</text:p>
      <text:p text:style-name="normal"/>
      <text:p text:style-name="normal"><text:span text:style-name="T6">FORMAÇÃO ACADÊMICA</text:span></text:p>
      <text:p text:style-name="P4">Colégio Estadual Jayme Canet E.M 1°ano A (ainda estou cursando)</text:p>
      <text:p text:style-name="normal"/>
      <text:p text:style-name="normal"/>
      <text:p text:style-name="normal"><text:span text:style-name="T6">PROJETOS </text:span><text:span text:style-name="T7">(será um bom diferencial, principalmente caso não tenha experiência profissional)</text:span></text:p>
      <text:p text:style-name="normal">https://github.com/santanakkj</text:p>
      <text:p text:style-name="normal"><text:span text:style-name="T6"/></text:p>
      <text:p text:style-name="normal"><text:span text:style-name="T6">TECNOLOGIAS </text:span><text:span text:style-name="T7">(aqui você lista as tecnologias, ferramentas e linguagens que você conhece)</text:span></text:p>
      <text:list xml:id="list4126074186" text:style-name="WWNum1">
        <text:list-item>
          <text:p text:style-name="P7">Javascript</text:p>
        </text:list-item>
        <text:list-item>
          <text:p text:style-name="P7">HTML</text:p>
        </text:list-item>
        <text:list-item>
          <text:p text:style-name="P7">CSS</text:p>
        </text:list-item>
      </text:list>
      <text:p text:style-name="P8"><text:span text:style-name="T2"/></text:p>
      <text:p text:style-name="P8"/>
      <text:p text:style-name="P8"><text:span text:style-name="T6">CURSOS | CERTIFICAÇÕES</text:span></text:p>
      <text:p text:style-name="P10"><text:span text:style-name="T9">Scratch, Javascript, HTML e CSS</text:span> - <text:span text:style-name="T8">Colégio Estadual Jayme Canet E.M</text:span> - (<text:span text:style-name="T9">2023</text:span> - <text:span text:style-name="T9">2023</text:span>)</text:p>
      <text:p text:style-name="P8"/>
      <text:p text:style-name="P8"><text:span text:style-name="T6">IDIOMAS</text:span></text:p>
      <text:p text:style-name="P9">Nível intermediário</text:p>
      <text:p text:style-name="P8"><text:span text:style-name="T2">I</text:span><text:span text:style-name="T3">nglês</text:span> – <text:span text:style-name="T8">Colégio Estadual Presidente Vargas</text:span> (<text:span text:style-name="T8">2021</text:span> - <text:span text:style-name="T8">2022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6T10:37:56.672560652</dc:date>
    <meta:editing-duration>PT2M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11" meta:character-count="769" meta:non-whitespace-character-count="678"/>
  </office:meta>
</office:document-meta>
</file>